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:38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:40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:40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:42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:43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:43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:44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:45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:46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:47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:48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:49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:5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:50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:52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:52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:53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:54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9: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:55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9: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:56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9: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:57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9: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:58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9: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:59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9: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:02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9: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:03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9: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:04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9: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:05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9: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50:09.507590177</meta:creation-date>
    <dc:date>2021-03-09T15:50:21.230756753</dc:date>
    <meta:editing-duration>PT12S</meta:editing-duration>
    <meta:editing-cycles>1</meta:editing-cycles>
    <meta:document-statistic meta:table-count="1" meta:cell-count="256" meta:object-count="0"/>
    <meta:generator>LibreOffice/6.4.6.2$Linux_X86_64 LibreOffice_project/40$Build-2</meta:generator>
  </office:meta>
</office:document-meta>
</file>